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olver.getTarget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olver.getTarge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olver.getInpu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olver.getProblem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olver.EP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